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22.027">
            <text:p>22,02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54.355">
            <text:p>54,3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59.531">
            <text:p>59,53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67.59">
            <text:p>67,5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2.537">
            <text:p>32,53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697.334">
            <text:p>697,33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189.311">
            <text:p>1189,3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099.64">
            <text:p>1099,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794.274">
            <text:p>794,27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716.036">
            <text:p>1716,03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71.233">
            <text:p>71,23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11.267">
            <text:p>111,26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91.964">
            <text:p>91,96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32.452">
            <text:p>132,45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45.717">
            <text:p>45,7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747.472">
            <text:p>747,47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306.423">
            <text:p>1306,4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225.498">
            <text:p>1225,49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894.499">
            <text:p>894,49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757.013">
            <text:p>1757,01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26.645">
            <text:p>26,64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63.306">
            <text:p>63,30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7:Hoja1.A47 Hoja1.B47:Hoja1.B51 Hoja1.A57:Hoja1.A57 Hoja1.B57:Hoja1.B6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67.166">
            <text:p>67,1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03.177">
            <text:p>103,17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2.764">
            <text:p>32,76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24.469">
            <text:p>24,46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66.446">
            <text:p>66,44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70.921">
            <text:p>70,9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88.857">
            <text:p>88,85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5.325">
            <text:p>35,32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22.31">
            <text:p>22,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54.497">
            <text:p>54,49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60.082">
            <text:p>60,08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70.596">
            <text:p>70,59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2.546">
            <text:p>32,54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31.85">
            <text:p>131,8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95.938">
            <text:p>195,9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223.351">
            <text:p>223,3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203.277">
            <text:p>203,27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26.696">
            <text:p>326,69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22.282">
            <text:p>22,28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6.693">
            <text:p>56,69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9.504">
            <text:p>59,50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67.365">
            <text:p>67,36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4.839">
            <text:p>34,83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2.094">
            <text:p>22,09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54.503">
            <text:p>54,5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59.39">
            <text:p>59,3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68.859">
            <text:p>68,85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2.459">
            <text:p>32,459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22.752">
            <text:p>22,75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0.831">
            <text:p>60,83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59.233">
            <text:p>59,23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8.071">
            <text:p>68,07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40.113">
            <text:p>40,11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22.496">
            <text:p>22,49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54.857">
            <text:p>54,85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75.324">
            <text:p>75,3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9.587">
            <text:p>69,58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3.342">
            <text:p>33,34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77.228">
            <text:p>177,22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26.249">
            <text:p>326,24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290.426">
            <text:p>290,42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01.946">
            <text:p>301,94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74.942">
            <text:p>474,94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10" table:default-cell-style-name="Default"/>
        <table:table-row table:style-name="ro1">
          <table:table-cell office:value-type="string">
            <text:p>1-piso</text:p>
          </table:table-cell>
          <table:table-cell office:value-type="float" office:value="22.027">
            <text:p>22,027</text:p>
          </table:table-cell>
          <table:table-cell/>
          <table:table-cell>
            <draw:frame table:end-cell-address="Hoja2.K21" table:end-x="2.111cm" table:end-y="0.446cm" draw:z-index="0" draw:style-name="gr1" svg:width="15.999cm" svg:height="8.999cm" svg:x="1.919cm" svg:y="0.444cm">
              <draw:object draw:notify-on-update-of-ranges="Hoja2.C6:Hoja2.C10 Hoja2.A1:Hoja2.A1 Hoja2.B1:Hoja2.B5 Hoja2.A6:Hoja2.A6 Hoja2.B6:Hoja2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.355">
            <text:p>54,35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.531">
            <text:p>59,531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59">
            <text:p>67,59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.537">
            <text:p>32,537</text:p>
          </table:table-cell>
          <table:table-cell table:number-columns-repeated="8"/>
        </table:table-row>
        <table:table-row table:style-name="ro1">
          <table:table-cell office:value-type="string">
            <text:p>9-techo</text:p>
          </table:table-cell>
          <table:table-cell office:value-type="float" office:value="50.166">
            <text:p>50,166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.448">
            <text:p>63,448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.413">
            <text:p>63,413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.275">
            <text:p>81,275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6.267">
            <text:p>156,267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2.027">
            <text:p>22,027</text:p>
          </table:table-cell>
          <table:table-cell office:value-type="float" office:value="10">
            <text:p>10</text:p>
          </table:table-cell>
          <table:table-cell office:value-type="float" office:value="22.094">
            <text:p>22,094</text:p>
          </table:table-cell>
          <table:table-cell office:value-type="float" office:value="12">
            <text:p>12</text:p>
          </table:table-cell>
          <table:table-cell office:value-type="float" office:value="22.496">
            <text:p>22,496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54.355">
            <text:p>54,355</text:p>
          </table:table-cell>
          <table:table-cell office:value-type="float" office:value="10">
            <text:p>10</text:p>
          </table:table-cell>
          <table:table-cell office:value-type="float" office:value="54.503">
            <text:p>54,503</text:p>
          </table:table-cell>
          <table:table-cell office:value-type="float" office:value="12">
            <text:p>12</text:p>
          </table:table-cell>
          <table:table-cell office:value-type="float" office:value="54.857">
            <text:p>54,857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59.531">
            <text:p>59,531</text:p>
          </table:table-cell>
          <table:table-cell office:value-type="float" office:value="10">
            <text:p>10</text:p>
          </table:table-cell>
          <table:table-cell office:value-type="float" office:value="59.39">
            <text:p>59,39</text:p>
          </table:table-cell>
          <table:table-cell office:value-type="float" office:value="12">
            <text:p>12</text:p>
          </table:table-cell>
          <table:table-cell office:value-type="float" office:value="75.324">
            <text:p>75,324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67.59">
            <text:p>67,59</text:p>
          </table:table-cell>
          <table:table-cell office:value-type="float" office:value="10">
            <text:p>10</text:p>
          </table:table-cell>
          <table:table-cell office:value-type="float" office:value="68.859">
            <text:p>68,859</text:p>
          </table:table-cell>
          <table:table-cell office:value-type="float" office:value="12">
            <text:p>12</text:p>
          </table:table-cell>
          <table:table-cell office:value-type="float" office:value="69.587">
            <text:p>69,587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32.537">
            <text:p>32,537</text:p>
          </table:table-cell>
          <table:table-cell office:value-type="float" office:value="10">
            <text:p>10</text:p>
          </table:table-cell>
          <table:table-cell office:value-type="float" office:value="32.459">
            <text:p>32,459</text:p>
          </table:table-cell>
          <table:table-cell office:value-type="float" office:value="12">
            <text:p>12</text:p>
          </table:table-cell>
          <table:table-cell office:value-type="float" office:value="33.342">
            <text:p>33,342</text:p>
          </table:table-cell>
        </table:table-row>
        <table:table-row table:style-name="ro1">
          <table:table-cell table:number-columns-repeated="5"/>
          <table:table-cell office:value-type="string">
            <text:p>SI</text:p>
          </table:table-cell>
          <table:table-cell table:number-columns-repeated="4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7:30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7:30:47</dc:date>
    <dc:creator>Maria Andrea</dc:creator>
    <meta:editing-duration>PT3H24M18S</meta:editing-duration>
    <meta:editing-cycles>9</meta:editing-cycles>
    <meta:generator>LibreOffice/3.3$Linux LibreOffice_project/330m19$Build-401</meta:generator>
    <meta:document-statistic meta:table-count="3" meta:cell-count="6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20</text:p>
        </chart:title>
        <chart:subtitle svg:x="7.31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068cm" svg:y="1.286cm" svg:width="12.717cm" svg:height="6.545cm">
          <chartooo:coordinate-region svg:x="3.06cm" svg:y="1.485cm" svg:width="11.538cm" svg:height="5.699cm"/>
          <chart:axis chart:dimension="x" chart:name="primary-x" chart:style-name="ch6">
            <chart:title svg:x="7.086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188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22.027">
                <text:p>22.027</text:p>
                <draw:g>
                  <svg:desc>Hoja1.B2:Hoja1.B6</svg:desc>
                </draw:g>
              </table:table-cell>
              <table:table-cell office:value-type="float" office:value="697.334">
                <text:p>697.334</text:p>
                <draw:g>
                  <svg:desc>Hoja1.B7:Hoja1.B11</svg:desc>
                </draw:g>
              </table:table-cell>
              <table:table-cell office:value-type="float" office:value="71.233">
                <text:p>71.233</text:p>
                <draw:g>
                  <svg:desc>Hoja1.B12:Hoja1.B16</svg:desc>
                </draw:g>
              </table:table-cell>
              <table:table-cell office:value-type="float" office:value="747.472">
                <text:p>747.472</text:p>
                <draw:g>
                  <svg:desc>Hoja1.B17:Hoja1.B21</svg:desc>
                </draw:g>
              </table:table-cell>
              <table:table-cell office:value-type="float" office:value="26.645">
                <text:p>26.645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355">
                <text:p>54.355</text:p>
              </table:table-cell>
              <table:table-cell office:value-type="float" office:value="1189.311">
                <text:p>1189.311</text:p>
              </table:table-cell>
              <table:table-cell office:value-type="float" office:value="111.267">
                <text:p>111.267</text:p>
              </table:table-cell>
              <table:table-cell office:value-type="float" office:value="1306.423">
                <text:p>1306.423</text:p>
              </table:table-cell>
              <table:table-cell office:value-type="float" office:value="63.306">
                <text:p>63.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31">
                <text:p>59.531</text:p>
              </table:table-cell>
              <table:table-cell office:value-type="float" office:value="1099.64">
                <text:p>1099.64</text:p>
              </table:table-cell>
              <table:table-cell office:value-type="float" office:value="91.964">
                <text:p>91.964</text:p>
              </table:table-cell>
              <table:table-cell office:value-type="float" office:value="1225.498">
                <text:p>1225.498</text:p>
              </table:table-cell>
              <table:table-cell office:value-type="float" office:value="67.166">
                <text:p>67.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59">
                <text:p>67.59</text:p>
              </table:table-cell>
              <table:table-cell office:value-type="float" office:value="794.274">
                <text:p>794.274</text:p>
              </table:table-cell>
              <table:table-cell office:value-type="float" office:value="132.452">
                <text:p>132.452</text:p>
              </table:table-cell>
              <table:table-cell office:value-type="float" office:value="894.499">
                <text:p>894.499</text:p>
              </table:table-cell>
              <table:table-cell office:value-type="float" office:value="103.177">
                <text:p>103.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537">
                <text:p>32.537</text:p>
              </table:table-cell>
              <table:table-cell office:value-type="float" office:value="1716.036">
                <text:p>1716.036</text:p>
              </table:table-cell>
              <table:table-cell office:value-type="float" office:value="45.717">
                <text:p>45.717</text:p>
              </table:table-cell>
              <table:table-cell office:value-type="float" office:value="1757.013">
                <text:p>1757.013</text:p>
              </table:table-cell>
              <table:table-cell office:value-type="float" office:value="32.764">
                <text:p>32.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20</text:p>
        </chart:title>
        <chart:subtitle svg:x="7.413cm" svg:y="0.694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6cm" svg:y="1.278cm" svg:width="12.086cm" svg:height="6.558cm">
          <chartooo:coordinate-region svg:x="3.063cm" svg:y="1.477cm" svg:width="11.092cm" svg:height="5.712cm"/>
          <chart:axis chart:dimension="x" chart:name="primary-x" chart:style-name="ch6">
            <chart:title svg:x="6.959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6cm" svg:y="5.897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24.469">
                <text:p>24.469</text:p>
                <draw:g>
                  <svg:desc>Hoja1.B27:Hoja1.B31</svg:desc>
                </draw:g>
              </table:table-cell>
              <table:table-cell office:value-type="float" office:value="22.31">
                <text:p>22.31</text:p>
                <draw:g>
                  <svg:desc>Hoja1.B32:Hoja1.B36</svg:desc>
                </draw:g>
              </table:table-cell>
              <table:table-cell office:value-type="float" office:value="131.85">
                <text:p>131.85</text:p>
                <draw:g>
                  <svg:desc>Hoja1.B37:Hoja1.B41</svg:desc>
                </draw:g>
              </table:table-cell>
              <table:table-cell office:value-type="float" office:value="22.282">
                <text:p>22.282</text:p>
                <draw:g>
                  <svg:desc>Hoja1.B42:Hoja1.B46</svg:desc>
                </draw:g>
              </table:table-cell>
              <table:table-cell office:value-type="float" office:value="22.094">
                <text:p>22.094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446">
                <text:p>66.446</text:p>
              </table:table-cell>
              <table:table-cell office:value-type="float" office:value="54.497">
                <text:p>54.497</text:p>
              </table:table-cell>
              <table:table-cell office:value-type="float" office:value="195.938">
                <text:p>195.938</text:p>
              </table:table-cell>
              <table:table-cell office:value-type="float" office:value="56.693">
                <text:p>56.693</text:p>
              </table:table-cell>
              <table:table-cell office:value-type="float" office:value="54.503">
                <text:p>54.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921">
                <text:p>70.921</text:p>
              </table:table-cell>
              <table:table-cell office:value-type="float" office:value="60.082">
                <text:p>60.082</text:p>
              </table:table-cell>
              <table:table-cell office:value-type="float" office:value="223.351">
                <text:p>223.351</text:p>
              </table:table-cell>
              <table:table-cell office:value-type="float" office:value="59.504">
                <text:p>59.504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857">
                <text:p>88.857</text:p>
              </table:table-cell>
              <table:table-cell office:value-type="float" office:value="70.596">
                <text:p>70.596</text:p>
              </table:table-cell>
              <table:table-cell office:value-type="float" office:value="203.277">
                <text:p>203.277</text:p>
              </table:table-cell>
              <table:table-cell office:value-type="float" office:value="67.365">
                <text:p>67.365</text:p>
              </table:table-cell>
              <table:table-cell office:value-type="float" office:value="68.859">
                <text:p>68.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325">
                <text:p>35.325</text:p>
              </table:table-cell>
              <table:table-cell office:value-type="float" office:value="32.546">
                <text:p>32.546</text:p>
              </table:table-cell>
              <table:table-cell office:value-type="float" office:value="326.696">
                <text:p>326.696</text:p>
              </table:table-cell>
              <table:table-cell office:value-type="float" office:value="34.839">
                <text:p>34.839</text:p>
              </table:table-cell>
              <table:table-cell office:value-type="float" office:value="32.459">
                <text:p>32.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20</text:p>
        </chart:title>
        <chart:subtitle svg:x="7.315cm" svg:y="0.798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7cm" svg:y="1.384cm" svg:width="12.529cm" svg:height="6.452cm">
          <chartooo:coordinate-region svg:x="3.064cm" svg:y="1.583cm" svg:width="11.535cm" svg:height="5.606cm"/>
          <chart:axis chart:dimension="x" chart:name="primary-x" chart:style-name="ch6">
            <chart:title svg:x="7.18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7cm" svg:y="5.95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22.752">
                <text:p>22.752</text:p>
                <draw:g>
                  <svg:desc>Hoja1.B52:Hoja1.B56</svg:desc>
                </draw:g>
              </table:table-cell>
              <table:table-cell office:value-type="float" office:value="22.496">
                <text:p>22.496</text:p>
                <draw:g>
                  <svg:desc>Hoja1.B57:Hoja1.B61</svg:desc>
                </draw:g>
              </table:table-cell>
              <table:table-cell office:value-type="float" office:value="177.228">
                <text:p>177.228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831">
                <text:p>60.831</text:p>
              </table:table-cell>
              <table:table-cell office:value-type="float" office:value="54.857">
                <text:p>54.857</text:p>
              </table:table-cell>
              <table:table-cell office:value-type="float" office:value="326.249">
                <text:p>326.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233">
                <text:p>59.233</text:p>
              </table:table-cell>
              <table:table-cell office:value-type="float" office:value="75.324">
                <text:p>75.324</text:p>
              </table:table-cell>
              <table:table-cell office:value-type="float" office:value="290.426">
                <text:p>290.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071">
                <text:p>68.071</text:p>
              </table:table-cell>
              <table:table-cell office:value-type="float" office:value="69.587">
                <text:p>69.587</text:p>
              </table:table-cell>
              <table:table-cell office:value-type="float" office:value="301.946">
                <text:p>301.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113">
                <text:p>40.113</text:p>
              </table:table-cell>
              <table:table-cell office:value-type="float" office:value="33.342">
                <text:p>33.342</text:p>
              </table:table-cell>
              <table:table-cell office:value-type="float" office:value="474.942">
                <text:p>474.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20</text:p>
        </chart:title>
        <chart:subtitle svg:x="7.31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7:Hoja1.A47 Hoja1.B47:Hoja1.B51 Hoja1.A57:Hoja1.A57 Hoja1.B57:Hoja1.B61" chart:data-source-has-labels="both" svg:x="2.254cm" svg:y="1.303cm" svg:width="12.474cm" svg:height="6.532cm">
          <chartooo:coordinate-region svg:x="2.875cm" svg:y="1.503cm" svg:width="11.666cm" svg:height="5.685cm"/>
          <chart:axis chart:dimension="x" chart:name="primary-x" chart:style-name="ch6">
            <chart:title svg:x="7.151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7:Hoja1.B51" chart:label-cell-address="Hoja1.A47:Hoja1.A47" chart:class="chart:line">
            <chart:data-point chart:repeated="5"/>
          </chart:series>
          <chart:series chart:style-name="ch12" chart:values-cell-range-address="Hoja1.B57:Hoja1.B61" chart:label-cell-address="Hoja1.A57:Hoja1.A57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1.C7:Hoja1.C11</svg:desc>
                </draw:g>
              </table:table-cell>
              <table:table-cell office:value-type="float" office:value="22.027">
                <text:p>22.027</text:p>
                <draw:g>
                  <svg:desc>Hoja1.B2:Hoja1.B6</svg:desc>
                </draw:g>
              </table:table-cell>
              <table:table-cell office:value-type="float" office:value="22.094">
                <text:p>22.094</text:p>
                <draw:g>
                  <svg:desc>Hoja1.B47:Hoja1.B51</svg:desc>
                </draw:g>
              </table:table-cell>
              <table:table-cell office:value-type="float" office:value="22.496">
                <text:p>22.496</text:p>
                <draw:g>
                  <svg:desc>Hoja1.B57:Hoja1.B61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355">
                <text:p>54.355</text:p>
              </table:table-cell>
              <table:table-cell office:value-type="float" office:value="54.503">
                <text:p>54.503</text:p>
              </table:table-cell>
              <table:table-cell office:value-type="float" office:value="54.857">
                <text:p>54.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31">
                <text:p>59.531</text:p>
              </table:table-cell>
              <table:table-cell office:value-type="float" office:value="59.39">
                <text:p>59.39</text:p>
              </table:table-cell>
              <table:table-cell office:value-type="float" office:value="75.324">
                <text:p>75.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59">
                <text:p>67.59</text:p>
              </table:table-cell>
              <table:table-cell office:value-type="float" office:value="68.859">
                <text:p>68.859</text:p>
              </table:table-cell>
              <table:table-cell office:value-type="float" office:value="69.587">
                <text:p>69.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537">
                <text:p>32.537</text:p>
              </table:table-cell>
              <table:table-cell office:value-type="float" office:value="32.459">
                <text:p>32.459</text:p>
              </table:table-cell>
              <table:table-cell office:value-type="float" office:value="33.342">
                <text:p>33.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20</text:p>
        </chart:title>
        <chart:subtitle svg:x="6.373cm" svg:y="0.777cm" chart:style-name="ch3">
          <text:p>Comparación techo-piso</text:p>
        </chart:subtitle>
        <chart:legend chart:legend-position="end" svg:x="14.052cm" svg:y="3.98cm" chart:style-name="ch4"/>
        <chart:plot-area chart:style-name="ch5" table:cell-range-address="Hoja2.B6:Hoja2.C10 Hoja2.A1:Hoja2.A1 Hoja2.B1:Hoja2.B5 Hoja2.A6:Hoja2.A6" chart:data-source-has-labels="both" svg:x="1.33cm" svg:y="1.199cm" svg:width="12.655cm" svg:height="6.639cm">
          <chartooo:coordinate-region svg:x="2.137cm" svg:y="1.399cm" svg:width="11.661cm" svg:height="5.792cm"/>
          <chart:axis chart:dimension="x" chart:name="primary-x" chart:style-name="ch6">
            <chart:title svg:x="6.317cm" svg:y="8.018cm" chart:style-name="ch7">
              <text:p>Número ciudades</text:p>
            </chart:title>
            <chart:categories table:cell-range-address="Hoja2.C6:Hoja2.C10"/>
          </chart:axis>
          <chart:axis chart:dimension="y" chart:name="primary-y" chart:style-name="ch6">
            <chart:title svg:x="0.45cm" svg:y="5.85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2.B1:Hoja2.B5" chart:label-cell-address="Hoja2.A1:Hoja2.A1" chart:class="chart:line">
            <chart:data-point chart:repeated="5"/>
          </chart:series>
          <chart:series chart:style-name="ch11" chart:values-cell-range-address="Hoja2.B6:Hoja2.B10" chart:label-cell-address="Hoja2.A6:Hoja2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piso</text:p>
                <draw:g>
                  <svg:desc>Hoja2.A1:Hoja2.A1</svg:desc>
                </draw:g>
              </table:table-cell>
              <table:table-cell office:value-type="string">
                <text:p>9-techo</text:p>
                <draw:g>
                  <svg:desc>Hoja2.A6:Hoja2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</text:p>
                <draw:g>
                  <svg:desc>Hoja2.C6:Hoja2.C10</svg:desc>
                </draw:g>
              </table:table-cell>
              <table:table-cell office:value-type="float" office:value="22.027">
                <text:p>22.027</text:p>
                <draw:g>
                  <svg:desc>Hoja2.B1:Hoja2.B5</svg:desc>
                </draw:g>
              </table:table-cell>
              <table:table-cell office:value-type="float" office:value="50.166">
                <text:p>50.166</text:p>
                <draw:g>
                  <svg:desc>Hoja2.B6:Hoja2.B10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355">
                <text:p>54.355</text:p>
              </table:table-cell>
              <table:table-cell office:value-type="float" office:value="63.448">
                <text:p>63.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31">
                <text:p>59.531</text:p>
              </table:table-cell>
              <table:table-cell office:value-type="float" office:value="63.413">
                <text:p>63.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.59">
                <text:p>67.59</text:p>
              </table:table-cell>
              <table:table-cell office:value-type="float" office:value="81.275">
                <text:p>81.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537">
                <text:p>32.537</text:p>
              </table:table-cell>
              <table:table-cell office:value-type="float" office:value="156.267">
                <text:p>156.2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